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2e7"/>
    </style:style>
    <style:style style:name="P2" style:family="paragraph" style:parent-style-name="Standard">
      <style:text-properties officeooo:rsid="0016b8bf" officeooo:paragraph-rsid="0016b8bf"/>
    </style:style>
    <style:style style:name="P3" style:family="paragraph" style:parent-style-name="Standard">
      <style:text-properties fo:font-weight="normal" officeooo:rsid="00181f9c" officeooo:paragraph-rsid="00181f9c" style:font-weight-asian="normal" style:font-weight-complex="normal"/>
    </style:style>
    <style:style style:name="P4" style:family="paragraph" style:parent-style-name="Standard">
      <style:text-properties fo:font-weight="normal" officeooo:rsid="00181f9c" officeooo:paragraph-rsid="00213d6d" style:font-weight-asian="normal" style:font-weight-complex="normal"/>
    </style:style>
    <style:style style:name="P5" style:family="paragraph" style:parent-style-name="Standard">
      <style:text-properties officeooo:rsid="0016b8bf" officeooo:paragraph-rsid="0016b8bf"/>
    </style:style>
    <style:style style:name="P6" style:family="paragraph" style:parent-style-name="Text_20_body">
      <style:text-properties officeooo:rsid="0018f2e7" officeooo:paragraph-rsid="0018f2e7"/>
    </style:style>
    <style:style style:name="P7" style:family="paragraph" style:parent-style-name="Text_20_body" style:list-style-name="L1">
      <style:text-properties officeooo:rsid="0016b8bf" officeooo:paragraph-rsid="0016b8bf"/>
    </style:style>
    <style:style style:name="T1" style:family="text">
      <style:text-properties officeooo:rsid="001c609b"/>
    </style:style>
    <style:style style:name="T2" style:family="text">
      <style:text-properties officeooo:rsid="001fadf8"/>
    </style:style>
    <style:style style:name="T3" style:family="text">
      <style:text-properties fo:font-variant="normal" fo:text-transform="none" fo:color="#333333" style:font-name="Helvetica Neue" fo:font-size="10.6999998092651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rehensive Exam</text:p>
      <text:p text:style-name="P2"/>
      <text:p text:style-name="P3"/>
      <text:p text:style-name="P2">Perry Klein – Faculty of Education</text:p>
      <text:p text:style-name="P4">Cognition – <text:span text:style-name="T1">cognitive load</text:span></text:p>
      <text:p text:style-name="P2"><text:a xlink:type="simple" xlink:href="https://www.edu.uwo.ca/faculty_profiles/ap/klein_perry/index.html" text:style-name="Internet_20_link" text:visited-style-name="Visited_20_Internet_20_Link">https://www.edu.uwo.ca/faculty_profiles/ap/klein_perry/index.html</text:a></text:p>
      <text:list xml:id="list8592256898774121100" text:style-name="L1">
        <text:list-item>
          <text:p text:style-name="P7"><text:span text:style-name="T3">I currently hold a Social Sciences and Humanities Council of Canada Insight Grant to investigate applications of cognitive load theory to supporting and teaching nonfiction writing.</text:span></text:p>
        </text:list-item>
      </text:list>
      <text:p text:style-name="P6">Marc Joanisse – <text:span text:style-name="T2">EEG? Language and Music processing overlap?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0.511840000</meta:creation-date>
    <dc:date>2016-10-20T15:11:46.483874000</dc:date>
    <meta:editing-duration>PT38M22S</meta:editing-duration>
    <meta:editing-cycles>7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6" meta:word-count="46" meta:character-count="384" meta:non-whitespace-character-count="342"/>
  </office:meta>
</office:document-meta>
</file>